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4dd5" officeooo:paragraph-rsid="000f4dd5"/>
    </style:style>
    <style:style style:name="P2" style:family="paragraph" style:parent-style-name="Text_20_body">
      <style:text-properties officeooo:paragraph-rsid="000f4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d</text:h>
      <text:p text:style-name="P2"><text:a xlink:type="simple" xlink:href="https://ieeexplore.ieee.org/document/10102831" text:style-name="Internet_20_link" text:visited-style-name="Visited_20_Internet_20_Link">https://ieeexplore.ieee.org/document/10102831</text:a></text:p>
      <text:p text:style-name="P2"/>
      <text:h text:style-name="Heading_20_1" text:outline-level="1">To Read</text:h>
      <text:p text:style-name="Text_20_body"><text:a xlink:type="simple" xlink:href="https://ieeexplore-ieee-org.ezproxy1.bath.ac.uk/document/10762198" text:style-name="Internet_20_link" text:visited-style-name="Visited_20_Internet_20_Link">https://ieeexplore-ieee-org.ezproxy1.bath.ac.uk/document/10762198</text:a></text:p>
      <text:p text:style-name="Text_20_body"><text:a xlink:type="simple" xlink:href="https://ieeexplore-ieee-org.ezproxy1.bath.ac.uk/document/9705994" text:style-name="Internet_20_link" text:visited-style-name="Visited_20_Internet_20_Link">https://ieeexplore-ieee-org.ezproxy1.bath.ac.uk/document/9705994</text:a></text:p>
      <text:p text:style-name="Text_20_body"><text:a xlink:type="simple" xlink:href="https://ieeexplore-ieee-org.ezproxy1.bath.ac.uk/document/5345843" text:style-name="Internet_20_link" text:visited-style-name="Visited_20_Internet_20_Link">https://ieeexplore-ieee-org.ezproxy1.bath.ac.uk/document/5345843</text:a></text:p>
      <text:p text:style-name="Text_20_body"><text:a xlink:type="simple" xlink:href="https://ieeexplore-ieee-org.ezproxy1.bath.ac.uk/document/9641489" text:style-name="Internet_20_link" text:visited-style-name="Visited_20_Internet_20_Link">https://ieeexplore-ieee-org.ezproxy1.bath.ac.uk/document/9641489</text:a></text:p>
      <text:p text:style-name="Text_20_body"><text:a xlink:type="simple" xlink:href="https://docs.ultralytics.com/guides/yolo-performance-metrics/#class-wise-metrics" text:style-name="Internet_20_link" text:visited-style-name="Visited_20_Internet_20_Link">https://docs.ultralytics.com/guides/yolo-performance-metrics/#class-wise-metrics</text:a></text:p>
      <text:p text:style-name="Text_20_body"><text:a xlink:type="simple" xlink:href="https://docs.ultralytics.com/models/yolov3/#supported-tasks-and-modes" text:style-name="Internet_20_link" text:visited-style-name="Visited_20_Internet_20_Link">https://docs.ultralytics.com/models/yolov3/#supported-tasks-and-modes</text:a></text:p>
      <text:p text:style-name="Text_20_body"><text:a xlink:type="simple" xlink:href="https://ieeexplore.ieee.org/document/11076676" text:style-name="Internet_20_link" text:visited-style-name="Visited_20_Internet_20_Link">https://ieeexplore.ieee.org/document/11076676</text:a></text:p>
      <text:p text:style-name="Text_20_body"><text:a xlink:type="simple" xlink:href="https://pmc.ncbi.nlm.nih.gov/articles/PMC7700182/" text:style-name="Internet_20_link" text:visited-style-name="Visited_20_Internet_20_Link">https://pmc.ncbi.nlm.nih.gov/articles/PMC7700182/</text:a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20:40:09.578093908</meta:creation-date>
    <dc:date>2026-02-18T21:51:39.218183919</dc:date>
    <meta:editing-duration>PT14M12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11" meta:word-count="12" meta:character-count="556" meta:non-whitespace-character-count="555"/>
  </office:meta>
</office:document-meta>
</file>